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683cm"/>
    </style:style>
    <style:style style:name="P1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17a080" officeooo:paragraph-rsid="0017a080" style:font-size-asian="12.25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officeooo:rsid="0017a080" officeooo:paragraph-rsid="0017a080" style:font-size-asian="14pt" style:font-size-complex="14pt"/>
    </style:style>
    <style:style style:name="P6" style:family="paragraph" style:parent-style-name="Heading_20_3">
      <style:paragraph-properties fo:margin-left="0cm" fo:margin-right="0cm" fo:line-height="150%" fo:text-align="justify" style:justify-single-word="false" fo:text-indent="1.251cm" style:auto-text-indent="false"/>
    </style:style>
    <style:style style:name="P7" style:family="paragraph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Text_20_body" style:list-style-name="L3">
      <style:paragraph-properties fo:margin-left="0cm" fo:margin-right="0cm" fo:line-height="150%" fo:text-align="justify" style:justify-single-word="false" fo:text-indent="1.251cm" style:auto-text-indent="false"/>
      <style:text-properties officeooo:paragraph-rsid="001d8a0a"/>
    </style:style>
    <style:style style:name="P14" style:family="paragraph" style:parent-style-name="Text_20_body" style:list-style-name="L6">
      <style:paragraph-properties fo:margin-left="0cm" fo:margin-right="0cm" fo:line-height="150%" fo:text-align="justify" style:justify-single-word="false" fo:text-indent="1.251cm" style:auto-text-indent="false"/>
      <style:text-properties officeooo:paragraph-rsid="001d8a0a"/>
    </style:style>
    <style:style style:name="P1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officeooo:paragraph-rsid="001d8a0a"/>
    </style:style>
    <style:style style:name="P16" style:family="paragraph" style:parent-style-name="Text_20_body" style:list-style-name="L7">
      <style:paragraph-properties fo:margin-left="0cm" fo:margin-right="0cm" fo:line-height="150%" fo:text-align="justify" style:justify-single-word="false" fo:text-indent="1.251cm" style:auto-text-indent="false"/>
      <style:text-properties officeooo:paragraph-rsid="001d8a0a"/>
    </style:style>
    <style:style style:name="P17" style:family="paragraph" style:parent-style-name="Text_20_body" style:list-style-name="L8">
      <style:paragraph-properties fo:margin-left="0cm" fo:margin-right="0cm" fo:line-height="150%" fo:text-align="justify" style:justify-single-word="false" fo:text-indent="1.251cm" style:auto-text-indent="false"/>
      <style:text-properties officeooo:paragraph-rsid="001d8a0a"/>
    </style:style>
    <style:style style:name="P18" style:family="paragraph" style:parent-style-name="Text_20_body" style:list-style-name="L9">
      <style:paragraph-properties fo:margin-left="0cm" fo:margin-right="0cm" fo:line-height="150%" fo:text-align="justify" style:justify-single-word="false" fo:text-indent="1.251cm" style:auto-text-indent="false"/>
      <style:text-properties officeooo:paragraph-rsid="001d8a0a"/>
    </style:style>
    <style:style style:name="P19" style:family="paragraph" style:list-style-name="L3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list-style-name="L6">
      <style:paragraph-properties fo:margin-left="0cm" fo:margin-right="0cm" fo:line-height="150%" fo:text-align="justify" style:justify-single-word="false" fo:text-indent="1.251cm" style:auto-text-indent="false"/>
      <style:text-properties officeooo:paragraph-rsid="001d8a0a"/>
    </style:style>
    <style:style style:name="T1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3.ФОРМАЛИЗАЦИЯ ЦЕЛЕЙ И ОЦЕНКА ЗАТРАТ ВНЕДРЕНИЯ ИНФОРМАЦИОННОЙ СИСТЕМЫ.</text:p>
      <text:h text:style-name="Heading_20_4" text:outline-level="4"><text:span text:style-name="T5">1. Изучение ролей в проекте внедрения ИС (Складской учёт)</text:span></text:h>
      <text:p text:style-name="P15"><text:span text:style-name="T5">Для проекта автоматизации складского учёта были выбраны и адаптированы следующие типовые роли:</text:span></text:p>
      <text:list xml:id="list2305729318" text:style-name="L8">
        <text:list-item>
          <text:p text:style-name="P17"><text:span text:style-name="Strong_20_Emphasis"><text:span text:style-name="T5">Руководитель проекта</text:span></text:span><text:span text:style-name="T5"> — отвечает за реализацию проекта в целом.</text:span></text:p>
        </text:list-item>
        <text:list-item>
          <text:p text:style-name="P17"><text:span text:style-name="Strong_20_Emphasis"><text:span text:style-name="T5">Системный аналитик</text:span></text:span><text:span text:style-name="T5"> — отвечает за сбор требований и проектирование системы.</text:span></text:p>
        </text:list-item>
        <text:list-item>
          <text:p text:style-name="P17"><text:span text:style-name="Strong_20_Emphasis"><text:span text:style-name="T5">Разработчик / Настройщик</text:span></text:span><text:span text:style-name="T5"> — отвечает за адаптацию и доработку ПО.</text:span></text:p>
        </text:list-item>
        <text:list-item>
          <text:p text:style-name="P17"><text:span text:style-name="Strong_20_Emphasis"><text:span text:style-name="T5">Администратор ИС</text:span></text:span><text:span text:style-name="T5"> — отвечает за развёртывание и техническую поддержку.</text:span></text:p>
        </text:list-item>
        <text:list-item>
          <text:p text:style-name="P17"><text:span text:style-name="Strong_20_Emphasis"><text:span text:style-name="T5">Ключевой пользователь</text:span></text:span><text:span text:style-name="T5"> — представляет интересы конечных пользователей и принимает систему.</text:span></text:p>
        </text:list-item>
      </text:list>
      <text:h text:style-name="Heading_20_4" text:outline-level="4">2. Формирование группы внедрения</text:h>
      <text:p text:style-name="P11">Для внедрения информационной системы складского учёта сформирована группа из 5 человек.</text:p>
      <text:p text:style-name="P15"><text:span text:style-name="Strong_20_Emphasis"><text:span text:style-name="T5">Перечень ролей группы внедрения:</text:span></text:span></text:p>
      <text:list xml:id="list1690064270" text:style-name="L9">
        <text:list-item>
          <text:p text:style-name="P18"><text:span text:style-name="T5">Руководитель проекта (со стороны Исполнителя/Внедренца)</text:span></text:p>
        </text:list-item>
        <text:list-item>
          <text:p text:style-name="P18"><text:span text:style-name="T5">Системный аналитик</text:span></text:p>
        </text:list-item>
        <text:list-item>
          <text:p text:style-name="P18"><text:span text:style-name="T5">Разработчик / Специалист по настройке</text:span></text:p>
        </text:list-item>
        <text:list-item>
          <text:p text:style-name="P18"><text:span text:style-name="T5">Администратор ИС</text:span></text:p>
        </text:list-item>
        <text:list-item>
          <text:p text:style-name="P18"><text:span text:style-name="T5">Ключевой пользователь (Заведующий складом — со стороны Заказчика)</text:span></text:p>
        </text:list-item>
      </text:list>
      <text:h text:style-name="Heading_20_4" text:outline-level="4"><text:soft-page-break/>3. Распределение обязанностей (Таблица)</text:h>
      <text:p text:style-name="P12"><text:span text:style-name="Strong_20_Emphasis"><text:span text:style-name="T5">Таблица 3 – Распределение ответственности при внедрении ИС складского учёта</text:span></text:span></text:p>
      <table:table table:name="Таблица1" table:style-name="Таблица1">
        <table:table-column table:style-name="Таблица1.A" table:number-columns-repeated="3"/>
        <table:table-row table:style-name="TableLine123239944">
          <table:table-cell table:style-name="Таблица1.A1" office:value-type="string">
            <text:p text:style-name="P9">Роль </text:p>
          </table:table-cell>
          <table:table-cell table:style-name="Таблица1.A1" office:value-type="string">
            <text:p text:style-name="P9">Основные функции </text:p>
          </table:table-cell>
          <table:table-cell table:style-name="Таблица1.C1" office:value-type="string">
            <text:p text:style-name="P9">Ответственность </text:p>
          </table:table-cell>
        </table:table-row>
        <table:table-row table:style-name="TableLine123801984">
          <table:table-cell table:style-name="Таблица1.A2" office:value-type="string">
            <text:p text:style-name="P10"><text:span text:style-name="Strong_20_Emphasis"><text:span text:style-name="T5">Руководитель проекта</text:span></text:span><text:span text:style-name="T5"> </text:span></text:p>
          </table:table-cell>
          <table:table-cell table:style-name="Таблица1.A2" office:value-type="string">
            <text:p text:style-name="P9">Управление сроками, бюджетом и ресурсами. Контроль выполнения этапов. Коммуникация с заказчиком. Урегулирование спорных вопросов. </text:p>
          </table:table-cell>
          <table:table-cell table:style-name="Таблица1.C2" office:value-type="string">
            <text:p text:style-name="P9">За достижение целей проекта в установленные сроки. За своевременное предоставление отчётности. </text:p>
          </table:table-cell>
        </table:table-row>
        <table:table-row table:style-name="TableLine123802272">
          <table:table-cell table:style-name="Таблица1.A2" office:value-type="string">
            <text:p text:style-name="P10"><text:span text:style-name="Strong_20_Emphasis"><text:span text:style-name="T5">Системный аналитик</text:span></text:span><text:span text:style-name="T5"> </text:span></text:p>
          </table:table-cell>
          <table:table-cell table:style-name="Таблица1.A2" office:value-type="string">
            <text:p text:style-name="P9">Анализ бизнес-процессов склада <text:s/>Формирование требований к системе. Проектирование интеграций. </text:p>
          </table:table-cell>
          <table:table-cell table:style-name="Таблица1.C2" office:value-type="string">
            <text:p text:style-name="P9">За полноту и непротиворечивость Технического задания. За корректность постановки задач разработчику. </text:p>
          </table:table-cell>
        </table:table-row>
        <table:table-row table:style-name="TableLine123802416">
          <table:table-cell table:style-name="Таблица1.A2" office:value-type="string">
            <text:p text:style-name="P10"><text:span text:style-name="Strong_20_Emphasis"><text:span text:style-name="T5">Разработчик</text:span></text:span><text:span text:style-name="T5"> </text:span></text:p>
          </table:table-cell>
          <table:table-cell table:style-name="Таблица1.A2" office:value-type="string">
            <text:p text:style-name="P9">Адаптация конфигурации 1С / WMS под требования. Написание отчётов и обработок. Исправление ошибок в процессе тестирования. </text:p>
          </table:table-cell>
          <table:table-cell table:style-name="Таблица1.C2" office:value-type="string">
            <text:p text:style-name="P9">За качество программного кода и работоспособность доработанного функционала в соответствии с ТЗ. </text:p>
          </table:table-cell>
        </table:table-row>
        <table:table-row table:style-name="TableLine123802560">
          <table:table-cell table:style-name="Таблица1.A2" office:value-type="string">
            <text:p text:style-name="P10"><text:span text:style-name="Strong_20_Emphasis"><text:span text:style-name="T5">Администратор ИС</text:span></text:span><text:span text:style-name="T5"> </text:span></text:p>
          </table:table-cell>
          <table:table-cell table:style-name="Таблица1.A2" office:value-type="string">
            <text:p text:style-name="P9">Установка серверной части, настройка прав доступа. Создание пользователей. Обеспечение бесперебойной работы и резервное копирование. </text:p>
          </table:table-cell>
          <table:table-cell table:style-name="Таблица1.C2" office:value-type="string">
            <text:p text:style-name="P9">За техническую инфраструктуру, сохранность данных в период внедрения и стабильность работы системы. </text:p>
          </table:table-cell>
        </table:table-row>
        <table:table-row table:style-name="Таблица1.6">
          <table:table-cell table:style-name="Таблица1.A2" office:value-type="string">
            <text:p text:style-name="P10"><text:span text:style-name="Strong_20_Emphasis"><text:span text:style-name="T5">Ключевой пользователь</text:span></text:span><text:span text:style-name="T5"> </text:span></text:p>
          </table:table-cell>
          <table:table-cell table:style-name="Таблица1.A2" office:value-type="string">
            <text:p text:style-name="P9">Участие в сборе требований, тестировании системы. Подготовка данных для переноса в новую систему. Обучение других сотрудников склада. </text:p>
          </table:table-cell>
          <table:table-cell table:style-name="Таблица1.C2" office:value-type="string">
            <text:p text:style-name="P9">За корректность переноса данных со старой системы, за адекватность настроек реальным складским процессам. </text:p>
          </table:table-cell>
        </table:table-row>
      </table:table>
      <text:h text:style-name="P6" text:outline-level="3"><text:soft-page-break/><text:span text:style-name="Strong_20_Emphasis"><text:span text:style-name="T5">4. Анализ взаимодействия участников</text:span></text:span></text:h>
      <text:p text:style-name="P11">Взаимодействие в проекте построено по иерархическому принципу с активными обратными связями:</text:p>
      <text:list xml:id="list3718933182" text:style-name="L3">
        <text:list-item>
          <text:p text:style-name="Text_20_body"><text:span text:style-name="Strong_20_Emphasis"><text:span text:style-name="T5">Вертикаль управления: </text:span></text:span><text:span text:style-name="T5">Руководитель проекта управляет деятельностью Аналитика и Разработчика (команда внедрения). Со стороны заказчика Ключевой пользователь подчиняется внутренним регламентам компании, но в рамках проекта выполняет поручения Руководителя проекта по подготовке данных и тестированию.</text:span></text:p>
        </text:list-item>
        <text:list-item>
          <text:p text:style-name="P13"><text:span text:style-name="Strong_20_Emphasis"><text:span text:style-name="T5">Основные информационные потоки:</text:span></text:span></text:p>
        </text:list-item>
      </text:list>
      <text:list xml:id="list1093965132" text:style-name="L6">
        <text:list-item>
          <text:p text:style-name="P14"><text:span text:style-name="Strong_20_Emphasis"><text:span text:style-name="T5">Аналитик </text:span></text:span><text:span text:style-name="T5">взаимодействует с </text:span><text:span text:style-name="Strong_20_Emphasis"><text:span text:style-name="T5">Ключевым пользователем </text:span></text:span><text:span text:style-name="T5">для выяснения деталей работы склада.</text:span></text:p>
        </text:list-item>
        <text:list-item>
          <text:p text:style-name="P14"><text:span text:style-name="Strong_20_Emphasis"><text:span text:style-name="T5">Аналитик </text:span></text:span><text:span text:style-name="T5">передаёт задачи </text:span><text:span text:style-name="Strong_20_Emphasis"><text:span text:style-name="T5">Разработчику </text:span></text:span><text:span text:style-name="T5">в формате технического задания.</text:span></text:p>
        </text:list-item>
        <text:list-item>
          <text:p text:style-name="P14"><text:span text:style-name="Strong_20_Emphasis"><text:span text:style-name="T5">Разработчик </text:span></text:span><text:span text:style-name="T5">и </text:span><text:span text:style-name="Strong_20_Emphasis"><text:span text:style-name="T5">Администратор </text:span></text:span><text:span text:style-name="T5">взаимодействуют при развёртывании новых версий ПО на сервере.</text:span></text:p>
        </text:list-item>
        <text:list-item>
          <text:p text:style-name="P14"><text:span text:style-name="Strong_20_Emphasis"><text:span text:style-name="T5">Ключевой пользователь </text:span></text:span><text:span text:style-name="T5">взаимодействует с </text:span><text:span text:style-name="Strong_20_Emphasis"><text:span text:style-name="T5">Администратором </text:span></text:span><text:span text:style-name="T5">для получения прав и доступа в систему.</text:span></text:p>
        </text:list-item>
        <text:list-item>
          <text:p text:style-name="P14"><text:span text:style-name="T5">Все участники информируют </text:span><text:span text:style-name="Strong_20_Emphasis"><text:span text:style-name="T5">Руководителя проекта </text:span></text:span><text:span text:style-name="T5">о возникающих проблемах и статусе выполнения задач.</text:span></text:p>
        </text:list-item>
      </text:list>
      <text:p text:style-name="P12"><text:span text:style-name="T5">Схематично взаимодействие можно описать так:<text:line-break/></text:span><text:span text:style-name="Strong_20_Emphasis"><text:span text:style-name="T5">Ключевой пользователь (Заказчик) </text:span></text:span><text:span text:style-name="T5">↔ </text:span><text:span text:style-name="Strong_20_Emphasis"><text:span text:style-name="T5">Аналитик </text:span></text:span><text:span text:style-name="T5">↔ </text:span><text:span text:style-name="Strong_20_Emphasis"><text:span text:style-name="T5">Руководитель проекта </text:span></text:span><text:span text:style-name="T5">↔ </text:span><text:span text:style-name="Strong_20_Emphasis"><text:span text:style-name="T5">Разработчик </text:span></text:span><text:span text:style-name="T5">↔ </text:span><text:span text:style-name="Strong_20_Emphasis"><text:span text:style-name="T5">Администратор ИС</text:span></text:span></text:p>
      <text:h text:style-name="Heading_20_4" text:outline-level="4"><text:span text:style-name="Strong_20_Emphasis"><text:span text:style-name="T5">5. Выводы</text:span></text:span></text:h>
      <text:p text:style-name="P15"><text:span text:style-name="T5">Распределение ролей при внедрении информационной системы, в частности для складского учёта, является критически важным фактором успеха.</text:span></text:p>
      <text:list xml:id="list2049412315" text:style-name="L7">
        <text:list-item>
          <text:p text:style-name="P16"><text:soft-page-break/><text:span text:style-name="Strong_20_Emphasis"><text:span text:style-name="T5">Исключение конфликта интересов: </text:span></text:span><text:span text:style-name="T5">Чёткое разделение функций позволяет избежать ситуаций, когда один человек отвечает и за постановку задачи, и за её выполнение, и за приёмку.</text:span></text:p>
        </text:list-item>
        <text:list-item>
          <text:p text:style-name="P16"><text:span text:style-name="Strong_20_Emphasis"><text:span text:style-name="T5">Повышение качества: </text:span></text:span><text:span text:style-name="T5">Наличие выделенного </text:span><text:span text:style-name="Strong_20_Emphasis"><text:span text:style-name="T5">Системного аналитика </text:span></text:span><text:span text:style-name="T5">гарантирует, что специфика складского учёта будет учтена до начала программирования, а не в момент, когда система уже написана.</text:span></text:p>
        </text:list-item>
        <text:list-item>
          <text:p text:style-name="P16"><text:span text:style-name="Strong_20_Emphasis"><text:span text:style-name="T5">Управление ожиданиями: Ключевой пользователь </text:span></text:span><text:span text:style-name="T5">выступает мостом между миром IT и миром бизнеса, что снижает риск создания системы, которая не удобна реальным сотрудникам склада.</text:span></text:p>
        </text:list-item>
        <text:list-item>
          <text:p text:style-name="P16"><text:span text:style-name="Strong_20_Emphasis"><text:span text:style-name="T5">Снижение рисков: Администратор ИС</text:span></text:span><text:span text:style-name="T5">, включённый в группу с этапа внедрения, гарантирует, что система будет не только разработана, но и корректно функционировать на оборудовании заказчика .</text:span></text:p>
        </text:list-item>
      </text:list>
      <text:p text:style-name="P11">Таким образом, грамотное распределение полномочий и ответственности обеспечивает прозрачность проекта, управляемость процессами и создаёт работающую систему, соответствующую потребностям бизнеса.</text:p>
      <text:p text:style-name="P1"><text:span text:style-name="Strong_20_Emphasis"><text:span text:style-name="T2"/></text:span></text:p>
      <text:p text:style-name="P2"><text:span text:style-name="Strong_20_Emphasis"><text:span text:style-name="T3"/></text:span></text:p>
      <text:p text:style-name="P3"><text:lin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7T15:15:21.609380300</meta:creation-date>
    <dc:date>2026-03-31T17:18:16.945000000</dc:date>
    <meta:editing-duration>PT41M55S</meta:editing-duration>
    <meta:editing-cycles>5</meta:editing-cycles>
    <meta:generator>LibreOffice/7.0.4.2$Windows_x86 LibreOffice_project/dcf040e67528d9187c66b2379df5ea4407429775</meta:generator>
    <meta:document-statistic meta:table-count="1" meta:image-count="0" meta:object-count="0" meta:page-count="4" meta:paragraph-count="54" meta:word-count="543" meta:character-count="4412" meta:non-whitespace-character-count="3916"/>
  </office:meta>
</office:document-meta>
</file>